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fo:background-color="#ffffff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Gnumeric-default">
      <style:table-cell-properties fo:background-color="#ffffff"/>
    </style:style>
    <style:style style:name="ce2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1">
          <table:table-cell table:style-name="ce16" office:value-type="string" calcext:value-type="string">
            <text:p>Я и моя целостность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име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делал сборку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тветы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меньше мёда и побольше витаминов которых ты никогда не пьёшь (масло столовой ложко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0 монет и программирова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ордовые машины с хромовыми вставкам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рачи помогут справиться с болью как минимум. Сходишь когда будут деньг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 часа в день на причины болезней. Не более. Пока не закончишь. По истечении трёх часов берёшься за вышеперечисленно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пасибо, моя сборка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он один приснился. Я его записал. И пару мыслей по….. эм…. Дневник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. давай. По шурику. А потом 50 монет и программировани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. Погоди. Неверный ответ. Тебе надо причины болезней откры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посидеть над ним 3 час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й. ок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бля. Без мышки это как-то труд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ез мышки не могу. Будет хуйово. Надо батарейк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акс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сидел. Завтра скорей всего законч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сё. ок. Перерыв. Ты видишь. Бегать не надо. Надо просто быть в постоянном движени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гонять свои круги ёпт. Давай 50 монет а потом я. Мне интерес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уся спит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вот. Ты настолько мало двигаешься что на тебе даже кошки уже живут. А бактериям и того меньше для жизни над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тому и постоянное движение. Давай. 50 мон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0 монет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конечно. Я хочу посмотре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лады.</text:p>
          </table:table-cell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8"/>
        <table:table-column table:style-name="co1" table:number-columns-repeated="1023" table:default-cell-style-name="ce18"/>
        <table:table-row table:style-name="ro1">
          <table:table-cell table:style-name="ce16" office:value-type="string" calcext:value-type="string">
            <text:p>ЧТО я вижу по этому поводу в своей фазе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8"/>
        <table:table-column table:style-name="co1" table:number-columns-repeated="1023" table:default-cell-style-name="ce18"/>
        <table:table-row table:style-name="ro1">
          <table:table-cell table:style-name="ce16" office:value-type="string" calcext:value-type="string">
            <text:p>Что я колдую?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Что затрагивает эту задачу?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Моя гипотеза, почему этот вопрос важен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3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то ты можешь сейчас сделать чтоб сделать себе хорошо?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27" table:number-columns-repeated="256"/>
          <table:table-cell table:number-columns-repeated="768"/>
        </table:table-row>
        <table:table-row table:style-name="ro2">
          <table:table-cell table:style-name="ce17" office:value-type="string" calcext:value-type="string">
            <text:p>Примеры сегодняшних коэффициентов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х3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 2014м было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х7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на 2020й год (долго не программировал)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28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16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27" table:number-columns-repeated="127"/>
          <table:table-cell table:number-columns-repeated="896"/>
        </table:table-row>
        <table:table-row table:style-name="ro2" table:number-rows-repeated="126">
          <table:table-cell table:style-name="ce2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Какой перманентный вред нанесённый мне оно решает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Как это повторение делает меня лучше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16" office:value-type="string" calcext:value-type="string">
            <text:p>БЛАГОДАРНОСТЬ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* примеры благодарности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его (предмет)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его существование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ё что он(о) даёт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ех кто мне что либо даёт когда оно у меня есть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ё что мне приходит когда оно у меня есть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ех ради кого оно создаётся поддерживается и защищается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ё ради чего оно создаётся поддерживается и защищается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* возможно ещё некоторые виды из вопросника самоанализа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23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18"/>
        <table:table-row table:style-name="ro2">
          <table:table-cell table:style-name="ce2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16" office:value-type="string" calcext:value-type="string">
            <text:p>Увидеть, что оно, и каждая его часть - это я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16" office:value-type="string" calcext:value-type="string">
            <text:p>Увидеть, что оно и каждая его часть видит во мне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18"/>
        <table:table-row table:style-name="ro2">
          <table:table-cell table:style-name="ce2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18"/>
        <table:table-column table:style-name="co1" table:number-columns-repeated="1023" table:default-cell-style-name="ce18"/>
        <table:table-row table:style-name="ro2">
          <table:table-cell table:style-name="ce30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то сделать чтоб оно увидело во мне и всех моих частях себя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3">
          <table:table-cell table:style-name="ce16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27" table:number-columns-repeated="255"/>
          <table:table-cell table:number-columns-repeated="768"/>
        </table:table-row>
        <table:table-row table:style-name="ro4">
          <table:table-cell table:style-name="ce1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8"/>
        <table:table-column table:style-name="co1" table:number-columns-repeated="1023" table:default-cell-style-name="ce18"/>
        <table:table-row table:style-name="ro5">
          <table:table-cell table:style-name="ce31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(моя гипотеза что этот вопрос важен)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то ЭТА ПРОБЛЕМА решает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16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4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Что ЭТА ПРОБЛЕМА колдует?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5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8"/>
        <table:table-column table:style-name="co1" table:number-columns-repeated="1023" table:default-cell-style-name="ce18"/>
        <table:table-row table:style-name="ro2">
          <table:table-cell table:style-name="ce16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1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27" table:number-columns-repeated="255"/>
          <table:table-cell table:number-columns-repeated="768"/>
        </table:table-row>
        <table:table-row table:style-name="ro2" table:number-rows-repeated="65531">
          <table:table-cell table:style-name="ce2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2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а может даже в музей эту вещь дать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17" office:value-type="string" calcext:value-type="string">
            <text:p>а так хоть отобью вложенные деньги.</text:p>
          </table:table-cell>
          <table:table-cell table:style-name="ce27" table:number-columns-repeated="127"/>
          <table:table-cell table:number-columns-repeated="896"/>
        </table:table-row>
        <table:table-row table:style-name="ro2" table:number-rows-repeated="121">
          <table:table-cell table:style-name="ce2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32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34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43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34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34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8"/>
        <table:table-row table:style-name="ro2">
          <table:table-cell table:style-name="ce27" office:value-type="string" calcext:value-type="string">
            <text:p>Пока что я тут ничего писать не буду потому что время.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По этому не знаю. 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27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27" table:number-columns-repeated="127"/>
          <table:table-cell table:number-columns-repeated="896"/>
        </table:table-row>
        <table:table-row table:style-name="ro2" table:number-rows-repeated="122">
          <table:table-cell table:style-name="ce2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2">
          <table:table-cell table:style-name="ce32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2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2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2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2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0:33:47.93815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editing-duration>PT5H5M56S</meta:editing-duration>
    <meta:generator>LibreOffice/6.0.7.3$Linux_X86_64 LibreOffice_project/00m0$Build-3</meta:generator>
    <dc:title>Стандартный Вопросник</dc:title>
    <meta:creation-date>2020-04-25T01:02:22.734978308</meta:creation-date>
    <dc:date>2020-04-25T15:33:56.685278499</dc:date>
    <meta:document-statistic meta:table-count="39" meta:cell-count="197" meta:object-count="0"/>
    <meta:template xlink:type="simple" xlink:actuate="onRequest" xlink:title="Стандартный Вопросник" xlink:href="../../../../Templates/Стандартный%20Вопросник1.ots" meta:date="2020-04-25T01:02:17.974446421"/>
  </office:meta>
</office:document-meta>
</file>